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000000030453502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Header">
      <style:paragraph-properties fo:text-align="center" style:justify-single-word="false"/>
      <style:text-properties fo:color="#6666ff" fo:font-size="24pt" style:font-size-asian="24pt" style:font-size-complex="24pt"/>
    </style:style>
    <style:style style:name="P5" style:family="paragraph" style:parent-style-name="Header">
      <style:paragraph-properties fo:text-align="start" style:justify-single-word="false"/>
      <style:text-properties fo:color="#6666ff" fo:font-size="24pt" style:font-size-asian="24pt" style:font-size-complex="24pt"/>
    </style:style>
    <style:style style:name="P6" style:family="paragraph" style:parent-style-name="Header">
      <style:text-properties fo:color="#808080"/>
    </style:style>
    <style:style style:name="P7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>KaisaKaavio</text:p>
      <text:p text:style-name="P4">Käyttöohje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1">Ohjelman asennus ja käyttöönotto<text:tab/>1</text:p>
          <text:p text:style-name="P1">Uuden kilpailun luominen<text:tab/>1</text:p>
          <text:p text:style-name="P1">Kilpailuun ilmoittautuminen ja kaavion arvonta<text:tab/>1</text:p>
          <text:p text:style-name="P1">Kilpailun läpivienti<text:tab/>1</text:p>
          <text:p text:style-name="P1">Kilpailun tulosten tarkastelu ja julkaisu<text:tab/>1</text:p>
          <text:p text:style-name="P1">Kilpailuun liittyvien dokumenttien tarkastelu ja tulostaminen<text:tab/>1</text:p>
          <text:p text:style-name="P1">Rankingsarjojen ja -osakilpailujen pelaaminen<text:tab/>2</text:p>
          <text:p text:style-name="P1">Hakuvirheet ja muut virhetilanteet<text:tab/>2</text:p>
          <text:p text:style-name="P1">Uusien ominaisuuksien lisääminen ohjelmaan<text:tab/>2</text:p>
        </text:index-body>
      </text:table-of-content>
      <text:h text:style-name="Heading_20_1" text:outline-level="1"/>
      <text:h text:style-name="Heading_20_1" text:outline-level="1">Ohjelman asennus ja käyttöönotto</text:h>
      <text:p text:style-name="Text_20_body"/>
      <text:h text:style-name="Heading_20_1" text:outline-level="1">Uuden kilpailun luominen</text:h>
      <text:p text:style-name="Text_20_body"/>
      <text:h text:style-name="Heading_20_1" text:outline-level="1">Kilpailuun ilmoittautuminen ja kaavion arvonta</text:h>
      <text:p text:style-name="Text_20_body"/>
      <text:h text:style-name="Heading_20_1" text:outline-level="1">Kilpailun läpivienti</text:h>
      <text:p text:style-name="Text_20_body"/>
      <text:h text:style-name="Heading_20_1" text:outline-level="1">Kilpailun tulosten tarkastelu ja julkaisu</text:h>
      <text:p text:style-name="Text_20_body"/>
      <text:h text:style-name="Heading_20_1" text:outline-level="1">Kilpailuun liittyvien dokumenttien tarkastelu ja tulostaminen</text:h>
      <text:p text:style-name="Text_20_body"/>
      <text:h text:style-name="Heading_20_1" text:outline-level="1"><text:soft-page-break/>Rankingsarjojen ja -osakilpailujen pelaaminen</text:h>
      <text:p text:style-name="Text_20_body"/>
      <text:h text:style-name="Heading_20_1" text:outline-level="1">Hakuvirheet ja muut virhetilanteet</text:h>
      <text:p text:style-name="Text_20_body"/>
      <text:h text:style-name="Heading_20_1" text:outline-level="1">Uusien ominaisuuksien lisääminen ohjelmaan</text:h>
      <text:p text:style-name="Text_20_body"/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15.804cm" svg:y="-0.039cm" svg:width="1.27cm" svg:height="1.06cm" draw:z-index="1"><draw:image xlink:href="Pictures/100002010000003000000030453502B9.png" xlink:type="simple" xlink:show="embed" xlink:actuate="onLoad"/></draw:frame>KaisaKaavio – Käyttöohje</text:p>
        <text:p text:style-name="MP1">Copyright © Ilari Nieminen 2024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ari Nieminen</meta:initial-creator>
    <meta:creation-date>2024-12-03T10:26:05.54</meta:creation-date>
    <meta:generator>OpenOffice/4.1.15$Win32 OpenOffice.org_project/4115m2$Build-9813</meta:generator>
    <meta:document-statistic meta:table-count="0" meta:image-count="1" meta:object-count="0" meta:page-count="2" meta:paragraph-count="24" meta:word-count="95" meta:character-count="801"/>
    <dc:date>2024-12-03T10:52:09.98</dc:date>
    <dc:creator>Ilari Nieminen</dc:creator>
    <meta:editing-duration>PT26M4S</meta:editing-duration>
    <meta:editing-cycles>1</meta:editing-cycles>
  </office:meta>
</office:document-meta>
</file>